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rial2" svg:font-family="Arial" style:font-family-generic="swiss"/>
    <style:font-face style:name="Arial1" svg:font-family="Arial" style:font-adornments="Gras" style:font-family-generic="swiss"/>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35cm" style:rel-column-width="16767*"/>
    </style:style>
    <style:style style:name="Tableau1.B" style:family="table-column">
      <style:table-column-properties style:column-width="12.651cm" style:rel-column-width="48768*"/>
    </style:style>
    <style:style style:name="Tableau1.A1" style:family="table-cell">
      <style:table-cell-properties fo:padding="0.097cm" fo:border="none"/>
    </style:style>
    <style:style style:name="Tableau5" style:family="table">
      <style:table-properties style:width="12.471cm" fo:margin-left="0cm" fo:margin-right="-0.012cm" table:align="margins"/>
    </style:style>
    <style:style style:name="Tableau5.A" style:family="table-column">
      <style:table-column-properties style:column-width="2.055cm" style:rel-column-width="10803*"/>
    </style:style>
    <style:style style:name="Tableau5.B" style:family="table-column">
      <style:table-column-properties style:column-width="6.251cm" style:rel-column-width="32852*"/>
    </style:style>
    <style:style style:name="Tableau5.C" style:family="table-column">
      <style:table-column-properties style:column-width="4.163cm" style:rel-column-width="21880*"/>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4" style:family="table">
      <style:table-properties style:width="17cm" fo:break-before="page" table:align="margins"/>
    </style:style>
    <style:style style:name="Tableau4.A" style:family="table-column">
      <style:table-column-properties style:column-width="3.231cm" style:rel-column-width="12456*"/>
    </style:style>
    <style:style style:name="Tableau4.B" style:family="table-column">
      <style:table-column-properties style:column-width="3.119cm" style:rel-column-width="12021*"/>
    </style:style>
    <style:style style:name="Tableau4.C" style:family="table-column">
      <style:table-column-properties style:column-width="2.323cm" style:rel-column-width="8955*"/>
    </style:style>
    <style:style style:name="Tableau4.D" style:family="table-column">
      <style:table-column-properties style:column-width="2.658cm" style:rel-column-width="10247*"/>
    </style:style>
    <style:style style:name="Tableau4.E" style:family="table-column">
      <style:table-column-properties style:column-width="2.833cm" style:rel-column-width="10920*"/>
    </style:style>
    <style:style style:name="Tableau4.F" style:family="table-column">
      <style:table-column-properties style:column-width="2.836cm" style:rel-column-width="10936*"/>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fo:background-color="transparent" style:font-name-asian="Arial2" style:font-size-asian="12pt" style:font-name-complex="Arial2" style:font-size-complex="12pt"/>
    </style:style>
    <style:style style:name="P2" style:family="paragraph" style:parent-style-name="Standard">
      <loext:graphic-properties draw:fill="solid" draw:fill-color="#c0c0c0" draw:opacity="100%"/>
      <style:paragraph-properties fo:background-color="#c0c0c0"/>
    </style:style>
    <style:style style:name="P3" style:family="paragraph" style:parent-style-name="Standard">
      <loext:graphic-properties draw:fill="solid" draw:fill-color="#c0c0c0" draw:opacity="100%"/>
      <style:paragraph-properties fo:background-color="#c0c0c0"/>
      <style:text-properties fo:background-color="transparent"/>
    </style:style>
    <style:style style:name="P4" style:family="paragraph" style:parent-style-name="Standard">
      <loext:graphic-properties draw:fill="solid" draw:fill-color="#c0c0c0" draw:opacity="100%"/>
      <style:paragraph-properties fo:background-color="#c0c0c0"/>
      <style:text-properties fo:background-color="#c0c0c0"/>
    </style:style>
    <style:style style:name="P5" style:family="paragraph" style:parent-style-name="Standard">
      <style:text-properties style:text-underline-style="none" officeooo:paragraph-rsid="0019252e"/>
    </style:style>
    <style:style style:name="P6" style:family="paragraph" style:parent-style-name="Standard">
      <style:text-properties style:text-underline-style="none"/>
    </style:style>
    <style:style style:name="P7" style:family="paragraph" style:parent-style-name="Table_20_Contents">
      <style:paragraph-properties fo:text-align="center" style:justify-single-word="false"/>
      <style:text-properties fo:background-color="transparent"/>
    </style:style>
    <style:style style:name="P8" style:family="paragraph" style:parent-style-name="Header">
      <style:text-properties fo:font-size="6pt" style:font-size-asian="6pt" style:font-size-complex="6pt"/>
    </style:style>
    <style:style style:name="P9" style:family="paragraph" style:parent-style-name="Footer">
      <style:text-properties fo:font-size="8pt" style:font-size-asian="8pt" style:font-size-complex="8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background-color="transparent"/>
    </style:style>
    <style:style style:name="P16" style:family="paragraph" style:parent-style-name="Table_20_Contents">
      <style:paragraph-properties fo:text-align="center" style:justify-single-word="false"/>
      <style:text-properties officeooo:rsid="0008a749" officeooo:paragraph-rsid="0008a749" fo:background-color="transparent"/>
    </style:style>
    <style:style style:name="P17" style:family="paragraph" style:parent-style-name="Table_20_Contents">
      <style:text-properties style:font-name="Arial" fo:font-size="12pt" fo:font-weight="bold" style:font-size-asian="12pt" style:font-weight-asian="bold" style:font-size-complex="12pt" style:font-weight-complex="bold"/>
    </style:style>
    <style:style style:name="P18" style:family="paragraph" style:parent-style-name="Table_20_Contents">
      <style:text-properties style:font-name="Times New Roman" fo:font-size="11pt" style:font-size-asian="11pt" style:font-size-complex="11pt"/>
    </style:style>
    <style:style style:name="P19" style:family="paragraph" style:parent-style-name="Table_20_Contents">
      <style:text-properties officeooo:rsid="00081b87" officeooo:paragraph-rsid="00081b87"/>
    </style:style>
    <style:style style:name="P20" style:family="paragraph" style:parent-style-name="Table_20_Contents">
      <style:text-properties officeooo:rsid="0008a749" officeooo:paragraph-rsid="0008a749"/>
    </style:style>
    <style:style style:name="P21" style:family="paragraph" style:parent-style-name="Table_20_Contents">
      <style:text-properties officeooo:rsid="0016eeb2" officeooo:paragraph-rsid="0016eeb2"/>
    </style:style>
    <style:style style:name="P22" style:family="paragraph" style:parent-style-name="Table_20_Contents">
      <style:paragraph-properties fo:text-align="center" style:justify-single-word="false"/>
      <style:text-properties officeooo:rsid="0016eeb2" officeooo:paragraph-rsid="0016eeb2"/>
    </style:style>
    <style:style style:name="P2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4" style:family="paragraph" style:parent-style-name="Standard">
      <style:text-properties style:font-name="Arial" fo:font-size="12pt" fo:font-weight="bold" style:font-size-asian="12pt" style:font-weight-asian="bold" style:font-size-complex="12pt" style:font-weight-complex="bold"/>
    </style:style>
    <style:style style:name="P25" style:family="paragraph" style:parent-style-name="Standard">
      <style:text-properties style:font-name="Times New Roman"/>
    </style:style>
    <style:style style:name="P26" style:family="paragraph" style:parent-style-name="Standard">
      <style:text-properties style:font-name="Times New Roman" fo:font-size="11pt" style:font-name-asian="Arial2" style:font-size-asian="11pt" style:font-name-complex="Arial2" style:font-size-complex="11pt"/>
    </style:style>
    <style:style style:name="P27" style:family="paragraph" style:parent-style-name="Standard">
      <style:text-properties style:font-name="Times New Roman" fo:font-size="12pt" style:font-name-asian="Arial2" style:font-size-asian="12pt" style:font-name-complex="Arial2" style:font-size-complex="12pt"/>
    </style:style>
    <style:style style:name="P28" style:family="paragraph" style:parent-style-name="Standard">
      <style:text-properties style:font-name="Times New Roman" fo:font-size="12pt" fo:background-color="transparent" style:font-name-asian="Arial2" style:font-size-asian="12pt" style:font-name-complex="Arial2" style:font-size-complex="12pt"/>
    </style:style>
    <style:style style:name="P29" style:family="paragraph" style:parent-style-name="Standard">
      <style:text-properties fo:font-style="italic" style:font-style-asian="italic" style:font-style-complex="italic"/>
    </style:style>
    <style:style style:name="P30" style:family="paragraph" style:parent-style-name="Standard">
      <style:text-properties fo:font-style="italic" officeooo:rsid="0015852e" officeooo:paragraph-rsid="0015852e" style:font-style-asian="italic" style:font-style-complex="italic"/>
    </style:style>
    <style:style style:name="P31" style:family="paragraph" style:parent-style-name="Standard">
      <style:text-properties style:text-underline-style="solid" style:text-underline-width="auto" style:text-underline-color="font-color"/>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style="normal" officeooo:rsid="0016eeb2" officeooo:paragraph-rsid="0016eeb2" style:font-style-asian="normal" style:font-style-complex="normal"/>
    </style:style>
    <style:style style:name="P34" style:family="paragraph" style:parent-style-name="Standard">
      <style:text-properties style:text-line-through-style="solid" style:text-line-through-type="single" fo:background-color="transparent"/>
    </style:style>
    <style:style style:name="P35" style:family="paragraph" style:parent-style-name="Standard">
      <loext:graphic-properties draw:fill="solid" draw:fill-color="#c0c0c0" draw:opacity="100%"/>
      <style:paragraph-properties fo:background-color="#c0c0c0"/>
    </style:style>
    <style:style style:name="P36" style:family="paragraph" style:parent-style-name="Standard">
      <loext:graphic-properties draw:fill="solid" draw:fill-color="#c0c0c0" draw:opacity="100%"/>
      <style:paragraph-properties fo:background-color="#c0c0c0"/>
      <style:text-properties fo:background-color="#c0c0c0"/>
    </style:style>
    <style:style style:name="P37" style:family="paragraph" style:parent-style-name="Standard">
      <style:text-properties fo:background-color="transparent"/>
    </style:style>
    <style:style style:name="P38" style:family="paragraph" style:parent-style-name="Standard">
      <loext:graphic-properties draw:fill="solid" draw:fill-color="#c0c0c0" draw:opacity="100%"/>
      <style:paragraph-properties fo:background-color="#c0c0c0"/>
      <style:text-properties fo:background-color="transparent"/>
    </style:style>
    <style:style style:name="P39" style:family="paragraph" style:parent-style-name="Table_20_Contents">
      <style:paragraph-properties fo:text-align="center" style:justify-single-word="false"/>
      <style:text-properties fo:background-color="transparent"/>
    </style:style>
    <style:style style:name="P40" style:family="paragraph" style:parent-style-name="Standard">
      <style:text-properties style:font-name="Times New Roman" fo:font-size="12pt" fo:background-color="transparent" style:font-name-asian="Arial2" style:font-size-asian="12pt" style:font-name-complex="Arial2" style:font-size-complex="12pt"/>
    </style:style>
    <style:style style:name="P41" style:family="paragraph" style:parent-style-name="Standard">
      <loext:graphic-properties draw:fill="solid" draw:fill-color="#c0c0c0" draw:opacity="100%"/>
      <style:paragraph-properties fo:background-color="#c0c0c0"/>
      <style:text-properties fo:background-color="#c0c0c0"/>
    </style:style>
    <style:style style:name="P42" style:family="paragraph" style:parent-style-name="Standard">
      <style:text-properties style:text-underline-style="none"/>
    </style:style>
    <style:style style:name="P43" style:family="paragraph" style:parent-style-name="Standard" style:list-style-name="L1">
      <style:text-properties style:text-underline-style="none"/>
    </style:style>
    <style:style style:name="P44" style:family="paragraph" style:parent-style-name="Standard" style:list-style-name="L2">
      <style:text-properties style:text-underline-style="none"/>
    </style:style>
    <style:style style:name="P45" style:family="paragraph" style:parent-style-name="Standard" style:list-style-name="L2">
      <style:text-properties style:text-underline-style="none" officeooo:paragraph-rsid="0019252e"/>
    </style:style>
    <style:style style:name="P46" style:family="paragraph" style:parent-style-name="Standard" style:list-style-name="L2">
      <style:text-properties style:text-underline-style="none" fo:background-color="transparent"/>
    </style:style>
    <style:style style:name="P47" style:family="paragraph" style:parent-style-name="Standard">
      <style:text-properties style:text-underline-style="none" officeooo:paragraph-rsid="0019252e"/>
    </style:style>
    <style:style style:name="P48" style:family="paragraph" style:parent-style-name="Standard">
      <loext:graphic-properties draw:fill="solid" draw:fill-color="#c0c0c0" draw:opacity="100%"/>
      <style:paragraph-properties fo:background-color="#c0c0c0"/>
    </style:style>
    <style:style style:name="P49" style:family="paragraph" style:parent-style-name="Standard">
      <loext:graphic-properties draw:fill="solid" draw:fill-color="#c0c0c0" draw:opacity="100%"/>
      <style:paragraph-properties fo:background-color="#c0c0c0"/>
      <style:text-properties fo:background-color="transparent"/>
    </style:style>
    <style:style style:name="T1" style:family="text">
      <style:text-properties officeooo:rsid="001385d8"/>
    </style:style>
    <style:style style:name="T2" style:family="text">
      <style:text-properties officeooo:rsid="0002dd40"/>
    </style:style>
    <style:style style:name="T3" style:family="text">
      <style:text-properties fo:color="#000000" style:text-line-through-style="none" style:text-line-through-type="none" officeooo:rsid="00061978"/>
    </style:style>
    <style:style style:name="T4" style:family="text">
      <style:text-properties officeooo:rsid="0003fd16"/>
    </style:style>
    <style:style style:name="T5" style:family="text">
      <style:text-properties officeooo:rsid="0019252e"/>
    </style:style>
    <style:style style:name="T6" style:family="text">
      <style:text-properties style:text-line-through-style="solid" style:text-line-through-type="single"/>
    </style:style>
    <style:style style:name="T7" style:family="text">
      <style:text-properties officeooo:rsid="00059437"/>
    </style:style>
    <style:style style:name="T8" style:family="text">
      <style:text-properties officeooo:rsid="00190332"/>
    </style:style>
    <style:style style:name="T9" style:family="text">
      <style:text-properties officeooo:rsid="001385d8"/>
    </style:style>
    <style:style style:name="T10" style:family="text">
      <style:text-properties fo:background-color="transparent" loext:char-shading-value="0"/>
    </style:style>
    <style:style style:name="T11" style:family="text">
      <style:text-properties officeooo:rsid="000e98f0" fo:background-color="transparent" loext:char-shading-value="0"/>
    </style:style>
    <style:style style:name="T12" style:family="text">
      <style:text-properties officeooo:rsid="001385d8" fo:background-color="transparent" loext:char-shading-value="0"/>
    </style:style>
    <style:style style:name="T13" style:family="text">
      <style:text-properties officeooo:rsid="0002dd40"/>
    </style:style>
    <style:style style:name="T14" style:family="text">
      <style:text-properties style:text-line-through-style="solid" style:text-line-through-type="single"/>
    </style:style>
    <style:style style:name="T15" style:family="text">
      <style:text-properties officeooo:rsid="00059437"/>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tyle="normal" style:font-style-asian="normal" style:font-style-complex="normal"/>
    </style:style>
    <style:style style:name="T20" style:family="text">
      <style:text-properties style:text-line-through-style="none" style:text-line-through-type="none" fo:background-color="transparent" loext:char-shading-value="0"/>
    </style:style>
    <style:style style:name="T21" style:family="text">
      <style:text-properties officeooo:rsid="00022a89"/>
    </style:style>
    <style:style style:name="T22" style:family="text">
      <style:text-properties officeooo:rsid="0003fd16"/>
    </style:style>
    <style:style style:name="T23" style:family="text">
      <style:text-properties fo:color="#000000" style:text-line-through-style="none" style:text-line-through-type="none" officeooo:rsid="00061978"/>
    </style:style>
    <style:style style:name="T24" style:family="text">
      <style:text-properties fo:color="#000000" style:text-line-through-style="none" style:text-line-through-type="none" officeooo:rsid="001385d8"/>
    </style:style>
    <style:style style:name="T25" style:family="text">
      <style:text-properties officeooo:rsid="00081b87"/>
    </style:style>
    <style:style style:name="T26" style:family="text">
      <style:text-properties officeooo:rsid="0008a749"/>
    </style:style>
    <style:style style:name="T27" style:family="text">
      <style:text-properties officeooo:rsid="000e98f0"/>
    </style:style>
    <style:style style:name="T28" style:family="text">
      <style:text-properties officeooo:rsid="0016eeb2"/>
    </style:style>
    <style:style style:name="T29" style:family="text">
      <style:text-properties officeooo:rsid="0019252e"/>
    </style:style>
    <style:style style:name="T30" style:family="text">
      <style:text-properties officeooo:rsid="001b8d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00768355120" text:id="ct600768355120">
          <text:insertion>
            <office:change-info>
              <dc:creator>Auteur inconnu</dc:creator>
              <dc:date>2020-12-28T13:39:29</dc:date>
            </office:change-info>
          </text:insertion>
        </text:changed-region>
        <text:changed-region xml:id="ct600768355360" text:id="ct600768355360">
          <text:deletion>
            <office:change-info>
              <dc:creator>Auteur inconnu</dc:creator>
              <dc:date>2020-12-28T13:39:28</dc:date>
            </office:change-info>
            <text:p text:style-name="P1"><text:span text:style-name="T1">0</text:span></text:p>
          </text:deletion>
        </text:changed-region>
        <text:changed-region xml:id="ct600768351280" text:id="ct600768351280">
          <text:insertion>
            <office:change-info>
              <dc:creator>Auteur inconnu</dc:creator>
              <dc:date>2020-12-28T13:39:32</dc:date>
            </office:change-info>
          </text:insertion>
        </text:changed-region>
        <text:changed-region xml:id="ct600768357280" text:id="ct600768357280">
          <text:deletion>
            <office:change-info>
              <dc:creator>Auteur inconnu</dc:creator>
              <dc:date>2020-12-28T13:39:32</dc:date>
            </office:change-info>
            <text:p text:style-name="P1"><text:span text:style-name="T1">0</text:span></text:p>
          </text:deletion>
        </text:changed-region>
        <text:changed-region xml:id="ct600768359680" text:id="ct600768359680">
          <text:deletion>
            <office:change-info>
              <dc:creator>Auteur inconnu</dc:creator>
              <dc:date>2020-12-28T13:40:06</dc:date>
            </office:change-info>
            <text:p text:style-name="Standard">à l'UT « Structures et Ouvrages d'Art »</text:p>
          </text:deletion>
        </text:changed-region>
        <text:changed-region xml:id="ct600768360160" text:id="ct600768360160">
          <text:insertion>
            <office:change-info>
              <dc:creator>Auteur inconnu</dc:creator>
              <dc:date>2020-12-28T13:40:06</dc:date>
            </office:change-info>
          </text:insertion>
        </text:changed-region>
        <text:changed-region xml:id="ct600768348400" text:id="ct600768348400">
          <text:deletion>
            <office:change-info>
              <dc:creator>Auteur inconnu</dc:creator>
              <dc:date>2020-12-28T13:43:48</dc:date>
            </office:change-info>
            <text:p text:style-name="Standard">UT SOA</text:p>
          </text:deletion>
        </text:changed-region>
        <text:changed-region xml:id="ct600768360880" text:id="ct600768360880">
          <text:insertion>
            <office:change-info>
              <dc:creator>Auteur inconnu</dc:creator>
              <dc:date>2020-12-28T13:44:25</dc:date>
            </office:change-info>
          </text:insertion>
        </text:changed-region>
        <text:changed-region xml:id="ct600768348880" text:id="ct600768348880">
          <text:insertion>
            <office:change-info>
              <dc:creator>Auteur inconnu</dc:creator>
              <dc:date>2020-12-28T13:43:48</dc:date>
            </office:change-info>
          </text:insertion>
        </text:changed-region>
        <text:changed-region xml:id="ct600768349120" text:id="ct600768349120">
          <text:deletion>
            <office:change-info>
              <dc:creator>Auteur inconnu</dc:creator>
              <dc:date>2020-12-28T13:43:59</dc:date>
            </office:change-info>
            <text:p text:style-name="Standard">Unité Technique « Structures et Ouvrages d'Art »</text:p>
          </text:deletion>
        </text:changed-region>
        <text:changed-region xml:id="ct600768366880" text:id="ct600768366880">
          <text:insertion>
            <office:change-info>
              <dc:creator>Auteur inconnu</dc:creator>
              <dc:date>2020-12-28T13:43:59</dc:date>
            </office:change-info>
          </text:insertion>
        </text:changed-region>
        <text:changed-region xml:id="ct600768375280" text:id="ct600768375280">
          <text:insertion>
            <office:change-info>
              <dc:creator>Auteur inconnu</dc:creator>
              <dc:date>2020-12-28T13:44:00</dc:date>
            </office:change-info>
          </text:insertion>
        </text:changed-region>
        <text:changed-region xml:id="ct600768369760" text:id="ct600768369760">
          <text:insertion>
            <office:change-info>
              <dc:creator>Auteur inconnu</dc:creator>
              <dc:date>2020-12-28T13:45:01</dc:date>
            </office:change-info>
          </text:insertion>
        </text:changed-region>
        <text:changed-region xml:id="ct600768370960" text:id="ct600768370960">
          <text:deletion>
            <office:change-info>
              <dc:creator>Auteur inconnu</dc:creator>
              <dc:date>2020-12-28T13:45:08</dc:date>
            </office:change-info>
            <text:p text:style-name="P2"><text:span text:style-name="T2">Vincent GARDE</text:span></text:p>
          </text:deletion>
        </text:changed-region>
        <text:changed-region xml:id="ct600768376960" text:id="ct600768376960">
          <text:deletion>
            <office:change-info>
              <dc:creator>Auteur inconnu</dc:creator>
              <dc:date>2020-12-28T13:45:16</dc:date>
            </office:change-info>
            <text:p text:style-name="P3"><text:span text:style-name="T3">Vincent GARDE</text:span></text:p>
          </text:deletion>
        </text:changed-region>
        <text:changed-region xml:id="ct600768367120" text:id="ct600768367120">
          <text:insertion>
            <office:change-info>
              <dc:creator>Auteur inconnu</dc:creator>
              <dc:date>2020-12-28T13:45:16</dc:date>
            </office:change-info>
          </text:insertion>
        </text:changed-region>
        <text:changed-region xml:id="ct600768374080" text:id="ct600768374080">
          <text:deletion>
            <office:change-info>
              <dc:creator>Auteur inconnu</dc:creator>
              <dc:date>2020-12-28T13:45:28</dc:date>
            </office:change-info>
            <text:p text:style-name="P4"><text:span text:style-name="T2">Vincent GARDE</text:span></text:p>
          </text:deletion>
        </text:changed-region>
        <text:changed-region xml:id="ct600768370480" text:id="ct600768370480">
          <text:insertion>
            <office:change-info>
              <dc:creator>Auteur inconnu</dc:creator>
              <dc:date>2020-12-28T13:45:28</dc:date>
            </office:change-info>
          </text:insertion>
        </text:changed-region>
        <text:changed-region xml:id="ct600768364720" text:id="ct600768364720">
          <text:insertion>
            <office:change-info>
              <dc:creator>Auteur inconnu</dc:creator>
              <dc:date>2020-12-28T15:07:10</dc:date>
            </office:change-info>
          </text:insertion>
        </text:changed-region>
        <text:changed-region xml:id="ct600768367360" text:id="ct600768367360">
          <text:deletion>
            <office:change-info>
              <dc:creator>Auteur inconnu</dc:creator>
              <dc:date>2020-12-28T15:07:56</dc:date>
            </office:change-info>
            <text:p text:style-name="P5">et</text:p>
          </text:deletion>
        </text:changed-region>
        <text:changed-region xml:id="ct600768365680" text:id="ct600768365680">
          <text:deletion>
            <office:change-info>
              <dc:creator>Auteur inconnu</dc:creator>
              <dc:date>2020-12-28T15:08:09</dc:date>
            </office:change-info>
            <text:p text:style-name="P5">les passent</text:p>
          </text:deletion>
        </text:changed-region>
        <text:changed-region xml:id="ct600768367600" text:id="ct600768367600">
          <text:insertion>
            <office:change-info>
              <dc:creator>Auteur inconnu</dc:creator>
              <dc:date>2020-12-28T15:08:09</dc:date>
            </office:change-info>
          </text:insertion>
        </text:changed-region>
        <text:changed-region xml:id="ct600768370000" text:id="ct600768370000">
          <text:insertion>
            <office:change-info>
              <dc:creator>Auteur inconnu</dc:creator>
              <dc:date>2020-12-28T15:08:18</dc:date>
            </office:change-info>
          </text:insertion>
        </text:changed-region>
        <text:changed-region xml:id="ct600768372400" text:id="ct600768372400">
          <text:insertion>
            <office:change-info>
              <dc:creator>Auteur inconnu</dc:creator>
              <dc:date>2020-12-28T15:09:05</dc:date>
            </office:change-info>
          </text:insertion>
        </text:changed-region>
        <text:changed-region xml:id="ct600768377920" text:id="ct600768377920">
          <text:deletion>
            <office:change-info>
              <dc:creator>Auteur inconnu</dc:creator>
              <dc:date>2020-12-28T15:09:04</dc:date>
            </office:change-info>
            <text:p text:style-name="P6"><text:span text:style-name="T4"><text:s/>et</text:span></text:p>
          </text:deletion>
        </text:changed-region>
        <text:changed-region xml:id="ct600768378640" text:id="ct600768378640">
          <text:insertion>
            <office:change-info>
              <dc:creator>Auteur inconnu</dc:creator>
              <dc:date>2020-12-28T15:10:54</dc:date>
            </office:change-info>
          </text:insertion>
        </text:changed-region>
        <text:changed-region xml:id="ct600768370720" text:id="ct600768370720">
          <text:deletion>
            <office:change-info>
              <dc:creator>Auteur inconnu</dc:creator>
              <dc:date>2020-12-28T13:48:17</dc:date>
            </office:change-info>
            <text:p text:style-name="Standard">l'unité SOA</text:p>
          </text:deletion>
        </text:changed-region>
        <text:changed-region xml:id="ct600768371440" text:id="ct600768371440">
          <text:insertion>
            <office:change-info>
              <dc:creator>Auteur inconnu</dc:creator>
              <dc:date>2020-12-28T13:48:17</dc:date>
            </office:change-info>
          </text:insertion>
        </text:changed-region>
        <text:changed-region xml:id="ct600768372880" text:id="ct600768372880">
          <text:insertion>
            <office:change-info>
              <dc:creator>Auteur inconnu</dc:creator>
              <dc:date>2020-12-29T15:42:27</dc:date>
            </office:change-info>
          </text:insertion>
        </text:changed-region>
        <text:changed-region xml:id="ct600768370240" text:id="ct600768370240">
          <text:insertion>
            <office:change-info>
              <dc:creator>Auteur inconnu</dc:creator>
              <dc:date>2020-12-28T15:12:54</dc:date>
            </office:change-info>
          </text:insertion>
        </text:changed-region>
        <text:changed-region xml:id="ct600768374320" text:id="ct600768374320">
          <text:insertion>
            <office:change-info>
              <dc:creator>Auteur inconnu</dc:creator>
              <dc:date>2020-12-28T15:13:01</dc:date>
            </office:change-info>
          </text:insertion>
        </text:changed-region>
        <text:changed-region xml:id="ct600768371680" text:id="ct600768371680">
          <text:insertion>
            <office:change-info>
              <dc:creator>Auteur inconnu</dc:creator>
              <dc:date>2020-12-28T15:15:22</dc:date>
            </office:change-info>
          </text:insertion>
        </text:changed-region>
        <text:changed-region xml:id="ct600768378160" text:id="ct600768378160">
          <text:insertion>
            <office:change-info>
              <dc:creator>Auteur inconnu</dc:creator>
              <dc:date>2020-12-28T15:16:41</dc:date>
            </office:change-info>
          </text:insertion>
        </text:changed-region>
        <text:changed-region xml:id="ct600768371920" text:id="ct600768371920">
          <text:insertion>
            <office:change-info>
              <dc:creator>Auteur inconnu</dc:creator>
              <dc:date>2020-12-28T15:17:31</dc:date>
            </office:change-info>
          </text:insertion>
        </text:changed-region>
        <text:changed-region xml:id="ct600768372160" text:id="ct600768372160">
          <text:deletion>
            <office:change-info>
              <dc:creator>Auteur inconnu</dc:creator>
              <dc:date>2020-12-28T15:17:20</dc:date>
            </office:change-info>
            <text:p text:style-name="Standard"><text:span text:style-name="T5">.</text:span></text:p>
          </text:deletion>
        </text:changed-region>
        <text:changed-region xml:id="ct600768377440" text:id="ct600768377440">
          <text:insertion>
            <office:change-info>
              <dc:creator>Auteur inconnu</dc:creator>
              <dc:date>2020-12-28T15:17:43</dc:date>
            </office:change-info>
          </text:insertion>
        </text:changed-region>
        <text:changed-region xml:id="ct600768372640" text:id="ct600768372640">
          <text:deletion>
            <office:change-info>
              <dc:creator>Auteur inconnu</dc:creator>
              <dc:date>2020-12-28T14:33:37</dc:date>
            </office:change-info>
            <text:p text:style-name="Standard">de l'unité</text:p>
          </text:deletion>
        </text:changed-region>
        <text:changed-region xml:id="ct600768368320" text:id="ct600768368320">
          <text:insertion>
            <office:change-info>
              <dc:creator>Auteur inconnu</dc:creator>
              <dc:date>2020-12-28T13:50:16</dc:date>
            </office:change-info>
          </text:insertion>
        </text:changed-region>
        <text:changed-region xml:id="ct600768375760" text:id="ct600768375760">
          <text:insertion>
            <office:change-info>
              <dc:creator>Auteur inconnu</dc:creator>
              <dc:date>2020-12-28T14:25:04</dc:date>
            </office:change-info>
          </text:insertion>
        </text:changed-region>
        <text:changed-region xml:id="ct600768368560" text:id="ct600768368560">
          <text:insertion>
            <office:change-info>
              <dc:creator>Auteur inconnu</dc:creator>
              <dc:date>2020-12-28T13:50:16</dc:date>
            </office:change-info>
          </text:insertion>
        </text:changed-region>
        <text:changed-region xml:id="ct600768378400" text:id="ct600768378400">
          <text:insertion>
            <office:change-info>
              <dc:creator>Auteur inconnu</dc:creator>
              <dc:date>2020-12-28T14:25:46</dc:date>
            </office:change-info>
          </text:insertion>
        </text:changed-region>
        <text:changed-region xml:id="ct600768373120" text:id="ct600768373120">
          <text:deletion>
            <office:change-info>
              <dc:creator>Auteur inconnu</dc:creator>
              <dc:date>2020-12-28T14:26:18</dc:date>
            </office:change-info>
            <text:p text:style-name="Standard"><text:span text:style-name="T6">pouvant influencer le résultat d'essai en compression</text:span>:</text:p>
          </text:deletion>
        </text:changed-region>
        <text:changed-region xml:id="ct600768363760" text:id="ct600768363760">
          <text:insertion>
            <office:change-info>
              <dc:creator>Auteur inconnu</dc:creator>
              <dc:date>2020-12-28T14:27:47</dc:date>
            </office:change-info>
          </text:insertion>
        </text:changed-region>
        <text:changed-region xml:id="ct600768374560" text:id="ct600768374560">
          <text:insertion>
            <office:change-info>
              <dc:creator>Auteur inconnu</dc:creator>
              <dc:date>2020-12-28T14:27:52</dc:date>
            </office:change-info>
          </text:insertion>
        </text:changed-region>
        <text:changed-region xml:id="ct600768375040" text:id="ct600768375040">
          <text:insertion>
            <office:change-info>
              <dc:creator>Auteur inconnu</dc:creator>
              <dc:date>2020-12-28T14:28:00</dc:date>
            </office:change-info>
          </text:insertion>
        </text:changed-region>
        <text:changed-region xml:id="ct600768375520" text:id="ct600768375520">
          <text:insertion>
            <office:change-info>
              <dc:creator>Auteur inconnu</dc:creator>
              <dc:date>2020-12-28T14:28:08</dc:date>
            </office:change-info>
          </text:insertion>
        </text:changed-region>
        <text:changed-region xml:id="ct600768376000" text:id="ct600768376000">
          <text:deletion>
            <office:change-info>
              <dc:creator>Auteur inconnu</dc:creator>
              <dc:date>2020-12-29T15:42:58</dc:date>
            </office:change-info>
            <text:p text:style-name="Table_20_Contents"><text:span text:style-name="T7">044</text:span></text:p>
          </text:deletion>
        </text:changed-region>
        <text:changed-region xml:id="ct600768364480" text:id="ct600768364480">
          <text:deletion>
            <office:change-info>
              <dc:creator>Auteur inconnu</dc:creator>
              <dc:date>2020-12-29T15:43:04</dc:date>
            </office:change-info>
            <text:p text:style-name="Table_20_Contents"><text:span text:style-name="T7"><text:s/></text:span></text:p>
          </text:deletion>
        </text:changed-region>
        <text:changed-region xml:id="ct600768378880" text:id="ct600768378880">
          <text:insertion>
            <office:change-info>
              <dc:creator>Auteur inconnu</dc:creator>
              <dc:date>2020-12-29T15:42:58</dc:date>
            </office:change-info>
          </text:insertion>
        </text:changed-region>
        <text:changed-region xml:id="ct600768364000" text:id="ct600768364000">
          <text:deletion>
            <office:change-info>
              <dc:creator>Auteur inconnu</dc:creator>
              <dc:date>2020-12-28T14:28:47</dc:date>
            </office:change-info>
            <text:p text:style-name="P7">1</text:p>
          </text:deletion>
        </text:changed-region>
        <text:changed-region xml:id="ct600592023456" text:id="ct600592023456">
          <text:insertion>
            <office:change-info>
              <dc:creator>Auteur inconnu</dc:creator>
              <dc:date>2021-01-04T16:31:18</dc:date>
            </office:change-info>
          </text:insertion>
        </text:changed-region>
        <text:changed-region xml:id="ct600592542608" text:id="ct600592542608">
          <text:insertion>
            <office:change-info>
              <dc:creator>Auteur inconnu</dc:creator>
              <dc:date>2020-12-28T14:28: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column table:style-name="Tableau1.B"/>
        <table:table-row>
          <table:table-cell table:style-name="Tableau1.A1" office:value-type="string">
            <text:p text:style-name="P17">Objet</text:p>
          </table:table-cell>
          <table:table-cell table:style-name="Tableau1.A1" office:value-type="string">
            <text:p text:style-name="P27">La présente instruction a pour objectif de définir les modalités de réalisation de l'essai en compression sur béton dans le cadre de l'accréditation COFRAC.</text:p>
            <text:p text:style-name="P1">Les corps d'épreuve concernés sont des cylindres moulés de types 11<text:change-start text:change-id="ct600768355120"/><text:span text:style-name="T1">3</text:span><text:change-end text:change-id="ct600768355120"/><text:change text:change-id="ct600768355360"/>x22<text:change-start text:change-id="ct600768351280"/><text:span text:style-name="T1">6</text:span><text:change-end text:change-id="ct600768351280"/><text:change text:change-id="ct600768357280"/>, 150x300 et 160x320 millimètres, <text:span text:style-name="T21">et des cubes moulés de 150 mm d’arête</text:span>.</text:p>
            <text:p text:style-name="P18"/>
          </table:table-cell>
        </table:table-row>
        <table:table-row>
          <table:table-cell table:style-name="Tableau1.A1" office:value-type="string">
            <text:p text:style-name="P17">Domaine d'application </text:p>
          </table:table-cell>
          <table:table-cell table:style-name="Tableau1.A1" office:value-type="string">
            <text:p text:style-name="Standard">La présente instruction s'applique à l'Unité Technique COFRAC « Béton ». Cette UT est intégrée <text:change text:change-id="ct600768359680"/><text:change-start text:change-id="ct600768360160"/><text:span text:style-name="T1">au groupe « Infrastructures et Ouvrages d’Art Durables »</text:span><text:change-end text:change-id="ct600768360160"/> du Département Laboratoire de Clermont-Ferrand.</text:p>
            <text:p text:style-name="Standard">Cette instruction concerne l'essai en compression sur béton hydraulique <text:span text:style-name="T21">de l’ex-domaine 3 </text:span>du COFRAC.</text:p>
            <text:p text:style-name="Standard"/>
            <text:p text:style-name="Standard">La norme de référence pour l'exécution de cet essai est la norme NF EN 12390-3.</text:p>
            <text:p text:style-name="Standard"/>
            <text:p text:style-name="Standard">De plus, les normes applicables pour réaliser cet essai sont:</text:p>
            <text:p text:style-name="Standard">- NF EN 12350-1: essai pour béton frais – Prélèvement</text:p>
            <text:p text:style-name="Standard">- NF EN 12390-2: essai pour béton durci – confection et conservation des éprouvettes pour essais de résistance.</text:p>
            <text:p text:style-name="Standard"/>
            <text:p text:style-name="Standard">Enfin, les normes applicables au matériel spécifique requis pour l'exécution de cet essai sont:</text:p>
            <text:p text:style-name="Standard">- NF EN 12390-1: essai pour béton durci – forme , dimensions et autres exigences relatives aux éprouvettes et aux moules.</text:p>
            <text:p text:style-name="Standard">- NF EN 12390-4: essai pour béton durci – Résistance en compression – Caractéristiques des machines d'essais.</text:p>
            <text:p text:style-name="Standard"/>
          </table:table-cell>
        </table:table-row>
        <table:table-row>
          <table:table-cell table:style-name="Tableau1.A1" office:value-type="string">
            <text:p text:style-name="P17">Documents de références</text:p>
          </table:table-cell>
          <table:table-cell table:style-name="Tableau1.A1" office:value-type="string">
            <text:p text:style-name="Standard">- Norme NF EN ISO/CEI 17025</text:p>
            <text:p text:style-name="Standard">- Plan Qualité Type « Bétons et constituants – Essais physiques et mécaniques » du réseau des LPC</text:p>
            <text:p text:style-name="Standard">- Procédure R2.P.002 « réalisation de prestations suivant le référentiel NF EN ISO/CEI 17025</text:p>
            <text:p text:style-name="Standard">- Procédure S1.P003 « Qualification et Habilitation »</text:p>
            <text:p text:style-name="P26">- Instruction S1.I.001 « compagnonnage »</text:p>
            <text:p text:style-name="P18"/>
          </table:table-cell>
        </table:table-row>
        <table:table-row>
          <table:table-cell table:style-name="Tableau1.A1" office:value-type="string">
            <text:p text:style-name="P17">Vocabulaire</text:p>
            <text:p text:style-name="P17">et abréviations</text:p>
          </table:table-cell>
          <table:table-cell table:style-name="Tableau1.A1" office:value-type="string">
            <text:p text:style-name="Standard">DLCF<text:tab/><text:tab/><text:tab/>Département Laboratoire de Clermont-Ferrand</text:p>
            <text:p text:style-name="Standard">UT<text:tab/><text:tab/><text:tab/>Unité Technique COFRAC « Béton »</text:p>
            <text:p text:style-name="Standard"><text:change text:change-id="ct600768348400"/><text:change-start text:change-id="ct600768360880"/><text:s/><text:change-end text:change-id="ct600768360880"/><text:change-start text:change-id="ct600768348880"/><text:span text:style-name="T1">Groupe IOA</text:span><text:change-end text:change-id="ct600768348880"/><text:tab/><text:tab/><text:change text:change-id="ct600768349120"/><text:change-start text:change-id="ct600768366880"/><text:span text:style-name="T1">Gro</text:span><text:change-end text:change-id="ct600768366880"/><text:change-start text:change-id="ct600768375280"/><text:span text:style-name="T1">upe « Infrastructures et Ouvrages d’Art Durables »</text:span><text:change-end text:change-id="ct600768375280"/></text:p>
            <text:p text:style-name="Standard">Chef d'UT<text:tab/><text:tab/>Responsable de l'Unité Technique COFRAC béton</text:p>
            <text:p text:style-name="Standard">RE<text:tab/><text:tab/><text:tab/>Responsable d'Essais</text:p>
            <text:p text:style-name="Standard">CE<text:tab/><text:tab/><text:tab/>Chargé d'essai</text:p>
            <text:p text:style-name="P18"/>
          </table:table-cell>
        </table:table-row>
        <table:table-row>
          <table:table-cell table:style-name="Tableau1.A1" office:value-type="string">
            <text:p text:style-name="P17">Fonctions /</text:p>
            <text:p text:style-name="P17"><text:soft-page-break/>Responsabilités </text:p>
          </table:table-cell>
          <table:table-cell table:style-name="Tableau1.A1" office:value-type="string">
            <text:p text:style-name="P29">Dispositions générales :</text:p>
            <text:p text:style-name="Standard"><text:soft-page-break/>Les dispositions figurants dans tous les documents listés dans le paragraphe « Documents de références », sont appliquées.</text:p>
            <text:p text:style-name="Standard"/>
            <text:p text:style-name="Standard"/>
            <text:p text:style-name="P29">Dispositions particulières:</text:p>
            <text:p text:style-name="Standard">Les différentes fonctions/responsabilités sont confiées à </text:p>
            <text:p text:style-name="Standard"/>
            <text:p text:style-name="P2">Chef d'UT <text:tab/><text:tab/><text:tab/><text:tab/>Bruno BOULET</text:p>
            <text:p text:style-name="P2"/>
            <text:p text:style-name="P2">Responsables d'essai <text:tab/><text:tab/><text:change-start text:change-id="ct600768369760"/><text:tab/><text:change-end text:change-id="ct600768369760"/>Bruno BOULET</text:p>
            <text:p text:style-name="P2"><text:tab/><text:tab/><text:tab/><text:tab/><text:tab/><text:change text:change-id="ct600768370960"/></text:p>
            <text:p text:style-name="P2"/>
            <text:p text:style-name="P2"/>
            <text:p text:style-name="P2">Chargés d'essai<text:tab/><text:tab/><text:tab/>Christophe DOMAS</text:p>
            <text:p text:style-name="P2"><text:tab/><text:tab/><text:tab/><text:tab/><text:tab/>Bruno BOULET </text:p>
            <text:p text:style-name="P3"><text:tab/><text:tab/><text:tab/><text:tab/><text:tab/><text:change text:change-id="ct600768376960"/><text:change-start text:change-id="ct600768367120"/><text:span text:style-name="T3"> </text:span><text:span text:style-name="T24">Mathieu CIPIERE</text:span><text:change-end text:change-id="ct600768367120"/></text:p>
            <text:p text:style-name="P2"/>
            <text:p text:style-name="P4">Correspondant matériel<text:tab/><text:tab/><text:change text:change-id="ct600768374080"/><text:change-start text:change-id="ct600768370480"/><text:span text:style-name="T2"> Bruno BOULET</text:span><text:change-end text:change-id="ct600768370480"/></text:p>
            <text:p text:style-name="P2"/>
            <text:p text:style-name="P37"/>
            <text:p text:style-name="P34"/>
            <text:p text:style-name="Standard"/>
          </table:table-cell>
        </table:table-row>
        <table:table-row>
          <table:table-cell table:style-name="Tableau1.A1" office:value-type="string">
            <text:p text:style-name="P24">Ordonnancement des essais</text:p>
          </table:table-cell>
          <table:table-cell table:style-name="Tableau1.A1" office:value-type="string">
            <text:p text:style-name="P29">Dispositions générales:</text:p>
            <text:p text:style-name="Standard">Les dispositions figurants dans tous les documents listés dans le paragraphe « Documents de références », sont appliquées.</text:p>
            <text:p text:style-name="Standard"/>
            <text:p text:style-name="P29">Dispositions particulières:</text:p>
            <text:p text:style-name="Standard"><text:span text:style-name="T16">1er cas</text:span>: Prestations confiées à l'UT en totalité (prélèvements, transport, conservation et essais):</text:p>
            <text:p text:style-name="Standard"><text:span text:style-name="T17">étape 1</text:span>: le CE procède au(x) prélèvement(s) selon le plan de contrôle établit par le RE pour le chantier considéré et conformément aux normes NF EN 12350-1 et NF EN 129390-2. Pour chaque prélèvement, une mesure de consistance du béton frais est réalisée selon les normes NF EN 12350-2 ou NF EN 12350-5, selon le cas. De plus, si le béton contient un adjuvant entraîneur d'air, une mesure de la teneur en air du béton frais est réalisée selon la norme NF EN 12350-7.</text:p>
            <text:p text:style-name="P31"/>
            <text:p text:style-name="Standard"><text:span text:style-name="T17">étape 2</text:span>: Dans les 48 <text:s/>heures qui suivent, le CE récupère les éprouvettes sur le chantier.</text:p>
            <text:p text:style-name="P31"/>
            <text:p text:style-name="Standard"><text:span text:style-name="T17">étape 3</text:span>: Au retour au laboratoire, le CE procède à l'enregistrement des éprouvettes selon les modalités suivantes:</text:p>
            <text:p text:style-name="Standard">- le CE crée un n°<text:span text:style-name="T10">SOA </text:span>si il s'agit d'un nouveau chantier. Ce n°<text:span text:style-name="T10">SOA </text:span>se compose des deux derniers chiffres de l'année en cours et d'un numéro incrémenté au long de l'année (exemple: 12/04 pour le 4ème chantier de l'année 2012). La liste des n°<text:span text:style-name="T10">SOA </text:span>est rangée dans le classeur prévu à cet effet (bureau E21).</text:p>
            <text:p text:style-name="Standard">- le CE renseigne et signe l'imprimé « feuille d'accompagnement » pour <text:soft-page-break/>le(s) prélèvement(s) considéré(s). Si il en dispose, le CE agraphe le(s) bon(s) de livraison(s) de béton lié(s) au(x) prélèvement(s) effectué(s) à l'imprimé renseigné, et classe l'ensemble dans le classeur prévu à cet effet (bureau E21).</text:p>
            <text:p text:style-name="Standard">- le CE pré-renseigne l'imprimé « feuille d'essais », avec les éléments d'identification du ou des prélèvements. Sur cet imprimé , il affecte un n° de lot au(x) prélèvements(s) considéré(s). Les n° de lot s'incrémentent de 1 à n par n°<text:span text:style-name="T10">SOA </text:span>(il ne doit pas y avoir deux n° de lots identiques pour un même n°<text:span text:style-name="T10">SOA</text:span>).</text:p>
            <text:p text:style-name="Standard">- le CE consulte l'agenda de casse (bureau E21) pour affecter un numéro unique à chaque éprouvette dans le jour de casse. Ces numéros sont reportés sur la feuille d'essai.</text:p>
            <text:p text:style-name="Standard">- le CE renseigne, pour le jour de casse, les paramètres d'identification des éprouvettes.</text:p>
            <text:p text:style-name="Standard"/>
            <text:p text:style-name="Standard"><text:span text:style-name="T17">étape 4:</text:span> le CE démoule les éprouvettes et procède à leur marquage (date d'essai, n°dans le jour d'essai et sens de confection). Il les place ensuite dans les piscines de conservation où elles resteront jusqu'à la date d'essai.</text:p>
            <text:p text:style-name="Standard"/>
            <text:p text:style-name="Standard"><text:span text:style-name="T17">étape 5</text:span>: La préparation des faces des éprouvettes avant essai est réalisée par rectification. Cette préparation peut être réalisée à tout moment avant la date d'essai, les éprouvettes étant replongées dans les piscines si cette préparation est effectuée plus d'une heure avant l'essai.</text:p>
            <text:p text:style-name="Standard"/>
            <text:p text:style-name="P31">étape 6<text:span text:style-name="T18">: à la date d'essai, le CE:</text:span></text:p>
            <text:list xml:id="list740080206" text:style-name="L1">
              <text:list-item>
                <text:list>
                  <text:list-item>
                    <text:p text:style-name="P43">met en route la presse, au moins dix minutes avant l'exécution des essais.</text:p>
                  </text:list-item>
                </text:list>
              </text:list-item>
            </text:list>
            <text:list xml:id="list3331239311" text:style-name="L2">
              <text:list-item>
                <text:list>
                  <text:list-item>
                    <text:p text:style-name="P45">sort les éprouvettes des piscines <text:change-start text:change-id="ct600768364720"/><text:span text:style-name="T5">et note l’heure à laquelle est effectuée cette opération sur la feuille d’essai.</text:span></text:p>
                  </text:list-item>
                  <text:list-item>
                    <text:p text:style-name="P45"><text:change-end text:change-id="ct600768364720"/><text:change text:change-id="ct600768367360"/><text:s/><text:change text:change-id="ct600768365680"/><text:change-start text:change-id="ct600768367600"/><text:span text:style-name="T5">Passe</text:span><text:change-end text:change-id="ct600768367600"/> grossièrement à l'air comprimé<text:change-start text:change-id="ct600768370000"/> <text:span text:style-name="T5">les éprouvettes</text:span><text:change-end text:change-id="ct600768370000"/>, l'objectif étant d'obtenir un état de surface humide mais non ruisselant.</text:p>
                  </text:list-item>
                  <text:list-item>
                    <text:p text:style-name="P44">pèse chaque éprouvette et reporte le résultat de mesure sur la feuille d'essai.</text:p>
                  </text:list-item>
                  <text:list-item>
                    <text:p text:style-name="P44">mesure la hauteur de chaque éprouvette et reporte le résultat de mesure sur la feuille d'essai.</text:p>
                  </text:list-item>
                  <text:list-item>
                    <text:p text:style-name="P44">exécute les essais en compression sur les éprouvettes selon la norme NF EN 12390-3. A la fin de chaque essai, il <text:span text:style-name="T4">vérifie le type de rupture (correcte ou incorrecte)</text:span><text:change-start text:change-id="ct600768372400"/><text:span text:style-name="T4">, note l’heure à laquelle les essais sont réalisés, </text:span><text:change-end text:change-id="ct600768372400"/><text:change text:change-id="ct600768377920"/><text:span text:style-name="T4"><text:s/></text:span><text:change-start text:change-id="ct600768378640"/><text:span text:style-name="T4">et </text:span><text:change-end text:change-id="ct600768378640"/>note la valeur de la charge maximale (kN) retenue pour chaque éprouvette sur la feuille d'essai.</text:p>
                  </text:list-item>
                  <text:list-item>
                    <text:p text:style-name="P44">A la fin des essais du jour, il signe chaque feuille d'essai.</text:p>
                  </text:list-item>
                  <text:list-item>
                    <text:p text:style-name="P44">établit le procès-verbal d'essais sur support informatique sécurisé. <text:span text:style-name="T10">Afin de garantir l'unicité du PV d'essai, le CE crée le n°PV, composé du n°SOA, du n° de lot et de la date de la dernière échéance d'essai.</text:span></text:p>
                    <text:p text:style-name="P46">Exemple n°PV : 13/11-6-061113, pour n°SOA:13/11, n° de lot : 6 et date de la dernière échéance d'essai : 06/11/2013.</text:p>
                  </text:list-item>
                  <text:list-item>
                    <text:p text:style-name="P44"><text:soft-page-break/>édite le procès-verbal d'essais en trois exemplaires</text:p>
                  </text:list-item>
                </text:list>
              </text:list-item>
            </text:list>
            <text:p text:style-name="Standard"/>
            <text:p text:style-name="Standard"><text:span text:style-name="T17">étape 7</text:span>: Les procès-verbaux sont transmis au RE, <text:span text:style-name="T10">ainsi que les feuilles d'accompagnement et d'essais correspondantes. Il en vérifie le contenu et la concordance des informations entre les différents imprimés, puis il <text:s/>signe les procès-verbaux</text:span>. Un exemplaire est envoyé au client. Un exemplaire est archivé dans le classeur « PV béton » situé dans le bureau E21. Un exemplaire est archivé à l'intérieur de la feuille d'essai dans le bureau E21.</text:p>
            <text:p text:style-name="Standard"/>
            <text:p text:style-name="Standard"><text:span text:style-name="T16">2ème cas</text:span>: Les éprouvettes prélevées par des personnes n'appartenant pas à <text:change text:change-id="ct600768370720"/><text:change-start text:change-id="ct600768371440"/><text:span text:style-name="T1">au groupe IOA</text:span><text:change-end text:change-id="ct600768371440"/><text:change-start text:change-id="ct600768372880"/><text:span text:style-name="T1">D</text:span><text:change-end text:change-id="ct600768372880"/> sont apportées ou expédiées au DLCF:</text:p>
            <text:p text:style-name="Standard">Les dispositions sont identiques au 1er cas ci-dessus mais les étapes 1 et 2 ne sont pas sous la responsabilité de l'UT<text:change-start text:change-id="ct600768370240"/>, <text:span text:style-name="T5">et l’étape 6</text:span><text:change-end text:change-id="ct600768370240"/><text:change-start text:change-id="ct600768374320"/><text:span text:style-name="T5"> est complétée par la vérification d</text:span><text:change-end text:change-id="ct600768374320"/><text:change-start text:change-id="ct600768371680"/><text:span text:style-name="T5">u diamètre moyen de chaque éprouvett</text:span><text:change-end text:change-id="ct600768371680"/><text:change-start text:change-id="ct600768378160"/><text:span text:style-name="T5">e</text:span><text:change-end text:change-id="ct600768378160"/><text:change-start text:change-id="ct600768371920"/><text:span text:style-name="T5">.</text:span><text:change-end text:change-id="ct600768371920"/><text:change text:change-id="ct600768372160"/><text:change-start text:change-id="ct600768377440"/></text:p>
            <text:p text:style-name="Standard"><text:change-end text:change-id="ct600768377440"/></text:p>
          </table:table-cell>
        </table:table-row>
        <table:table-row>
          <table:table-cell table:style-name="Tableau1.A1" office:value-type="string">
            <text:p text:style-name="P24">Qualification des agents – Maintien des compétences</text:p>
          </table:table-cell>
          <table:table-cell table:style-name="Tableau1.A1" office:value-type="string">
            <text:p text:style-name="P29">Qualification des agents</text:p>
            <text:p text:style-name="Standard">Chaque nouvel agent <text:change text:change-id="ct600768372640"/><text:s/>est pris en charge par <text:s/><text:span text:style-name="T4">un</text:span> Responsable d'Essai, qui l'accompagne dans l'apprentissage des essais. Ce nouvel agent réalisera les essais en compression sur les éprouvettes d'au moins 5 prélèvements, en présence d’u<text:span text:style-name="T4">n</text:span> Responsable d'Essai, avec signature des feuilles d'essais par les deux agents.</text:p>
            <text:p text:style-name="Standard">Une fois que le Responsable d'Essai juge le nouvel agent apte à réaliser les essais en compression, il propose sa qualification au Directeur du DLCF.</text:p>
            <text:p text:style-name="Standard"/>
            <text:p text:style-name="P29">Maintien des compétences</text:p>
            <text:p text:style-name="P32">Les compétences de Responsable et de Chargé d'Essai sont considérées maintenues par la réalisation d'au moins <text:span text:style-name="T10">9 </text:span>essais en compression par an.</text:p>
            <text:p text:style-name="P32"/>
          </table:table-cell>
        </table:table-row>
        <table:table-row>
          <table:table-cell table:style-name="Tableau1.A1" office:value-type="string">
            <text:p text:style-name="P24">Conservation des échantillons d'essai</text:p>
          </table:table-cell>
          <table:table-cell table:style-name="Tableau1.A1" office:value-type="string">
            <text:p text:style-name="Standard">Les échantillons ne sont pas conservés après essai, sauf demande spécifique du c<text:span text:style-name="T19">lient</text:span>.</text:p>
            <text:p text:style-name="Standard"/>
          </table:table-cell>
        </table:table-row>
        <table:table-row>
          <table:table-cell table:style-name="Tableau1.A1" office:value-type="string">
            <text:p text:style-name="P24">Incertitude d'essai</text:p>
          </table:table-cell>
          <table:table-cell table:style-name="Tableau1.A1" office:value-type="string">
            <text:p text:style-name="Standard">L'estimation de l'incertitude de l'essai en compression réalisé au DLCF, est calculée selon les recommandations du guide du Réseau des Laboratoires des Ponts et Chaussées de 2004: « Guide pour l'estimation des incertitudes de mesures dans les laboratoires d'essais sur le matériau béton ». <text:span text:style-name="T10">L'opportunité de réviser le calcul d'incertitude est revue chaque année.</text:span></text:p>
            <text:p text:style-name="Standard"/>
          </table:table-cell>
        </table:table-row>
        <table:table-row>
          <table:table-cell table:style-name="Tableau1.A1" office:value-type="string">
            <text:p text:style-name="P24">Locaux, Matériels et Logiciels</text:p>
          </table:table-cell>
          <table:table-cell table:style-name="Tableau1.A1" office:value-type="string">
            <text:p text:style-name="P30"><text:change-start text:change-id="ct600768368320"/>Salle d’essai <text:s/>(E19)</text:p>
            <text:p text:style-name="P33">La température de la salle d<text:change-end text:change-id="ct600768368320"/><text:change-start text:change-id="ct600768375760"/>’essai est mesurée et enregistrée, chaque jour d’essai.<text:change-end text:change-id="ct600768375760"/><text:change-start text:change-id="ct600768368560"/></text:p>
            <text:p text:style-name="P29"><text:change-end text:change-id="ct600768368560"/><text:change-start text:change-id="ct600768378400"/></text:p>
            <text:p text:style-name="P29"><text:change-end text:change-id="ct600768378400"/>Salle de conservation des éprouvettes (E20)</text:p>
            <text:p text:style-name="Standard">Seules les deux piscines situées à gauche de l'entrée de la salle sont destinées à la conservation des éprouvettes de béton dans le cadre des <text:soft-page-break/>essais sous accréditation COFRAC.</text:p>
            <text:p text:style-name="P25">La température de l'eau de ces piscines est maintenue à 20±2°C par un système de chauffage régulé, couplé à une circulation d'eau entre les deux piscines. De plus, en période estivale, la climatisation de la salle E20 est mise en route.</text:p>
            <text:p text:style-name="P25"/>
            <text:p text:style-name="P25">L'homogénéité des températures dans le volume des piscines est vérifiée <text:s/><text:span text:style-name="T25">tous les 2 ans</text:span> par la cellule Métrologie du DLCF.</text:p>
            <text:p text:style-name="P25"/>
            <text:p text:style-name="P25">Au moins une fois par semaine et à chaque jour d'essai, la température de l'eau des piscines est vérifiée et enregistrée. Simultanément, le bon fonctionnement de la circulation d'eau est vérifié.</text:p>
            <text:p text:style-name="Standard"/>
            <text:p text:style-name="Standard"/>
            <text:p text:style-name="P29">Matériels</text:p>
            <text:p text:style-name="Standard">Liste des matériels <text:change text:change-id="ct600768373120"/><text:span text:style-name="T26">liés à l’essai en compression :</text:span></text:p>
            <text:p text:style-name="Standard"/>
            <table:table table:name="Tableau5" table:style-name="Tableau5">
              <table:table-column table:style-name="Tableau5.A"/>
              <table:table-column table:style-name="Tableau5.B"/>
              <table:table-column table:style-name="Tableau5.C"/>
              <table:table-row>
                <table:table-cell table:style-name="Tableau5.A1" office:value-type="string">
                  <text:p text:style-name="P10">Référence</text:p>
                </table:table-cell>
                <table:table-cell table:style-name="Tableau5.A1" office:value-type="string">
                  <text:p text:style-name="P11">Désignation</text:p>
                </table:table-cell>
                <table:table-cell table:style-name="Tableau5.C1" office:value-type="string">
                  <text:p text:style-name="P11">Périodicité vérification</text:p>
                </table:table-cell>
              </table:table-row>
              <table:table-row>
                <table:table-cell table:style-name="Tableau5.A2" office:value-type="string">
                  <text:p text:style-name="P21"><text:change-start text:change-id="ct600768363760"/>COA 015<text:change-end text:change-id="ct600768363760"/></text:p>
                </table:table-cell>
                <table:table-cell table:style-name="Tableau5.A2" office:value-type="string">
                  <text:p text:style-name="P21"><text:change-start text:change-id="ct600768374560"/>Presse Walter et Bai 3<text:change-end text:change-id="ct600768374560"/><text:change-start text:change-id="ct600768375040"/>000 kN<text:change-end text:change-id="ct600768375040"/></text:p>
                </table:table-cell>
                <table:table-cell table:style-name="Tableau5.C2" office:value-type="string">
                  <text:p text:style-name="P22"><text:change-start text:change-id="ct600768375520"/>1 an<text:change-end text:change-id="ct600768375520"/></text:p>
                </table:table-cell>
              </table:table-row>
              <table:table-row>
                <table:table-cell table:style-name="Tableau5.A2" office:value-type="string">
                  <text:p text:style-name="Table_20_Contents">COA 017</text:p>
                </table:table-cell>
                <table:table-cell table:style-name="Tableau5.A2" office:value-type="string">
                  <text:p text:style-name="Table_20_Contents">Presse Walter et Bai 3000 kN</text:p>
                </table:table-cell>
                <table:table-cell table:style-name="Tableau5.C2" office:value-type="string">
                  <text:p text:style-name="P14">1 an</text:p>
                </table:table-cell>
              </table:table-row>
              <table:table-row>
                <table:table-cell table:style-name="Tableau5.A2" office:value-type="string">
                  <text:p text:style-name="Table_20_Contents">COA <text:change text:change-id="ct600768376000"/><text:change text:change-id="ct600768364480"/><text:change-start text:change-id="ct600768378880"/><text:span text:style-name="T7">057</text:span><text:change-end text:change-id="ct600768378880"/></text:p>
                </table:table-cell>
                <table:table-cell table:style-name="Tableau5.A2" office:value-type="string">
                  <text:p text:style-name="Table_20_Contents">Thermomètre numérique</text:p>
                </table:table-cell>
                <table:table-cell table:style-name="Tableau5.C2" office:value-type="string">
                  <text:p text:style-name="P14">1 an</text:p>
                </table:table-cell>
              </table:table-row>
              <table:table-row>
                <table:table-cell table:style-name="Tableau5.A2" office:value-type="string">
                  <text:p text:style-name="Table_20_Contents">COA 035</text:p>
                </table:table-cell>
                <table:table-cell table:style-name="Tableau5.A2" office:value-type="string">
                  <text:p text:style-name="Table_20_Contents">Moules Readyform</text:p>
                </table:table-cell>
                <table:table-cell table:style-name="Tableau5.C2" office:value-type="string">
                  <text:p text:style-name="P7"><text:change text:change-id="ct600768364000"/><text:change-start text:change-id="ct600592023456"/><text:span text:style-name="T30">2</text:span><text:change-end text:change-id="ct600592023456"/> an<text:change-start text:change-id="ct600592542608"/><text:span text:style-name="T28">s</text:span><text:change-end text:change-id="ct600592542608"/></text:p>
                </table:table-cell>
              </table:table-row>
              <table:table-row>
                <table:table-cell table:style-name="Tableau5.A2" office:value-type="string">
                  <text:p text:style-name="Table_20_Contents">COA 038</text:p>
                </table:table-cell>
                <table:table-cell table:style-name="Tableau5.A2" office:value-type="string">
                  <text:p text:style-name="Table_20_Contents">Piscines de conservation</text:p>
                </table:table-cell>
                <table:table-cell table:style-name="Tableau5.C2" office:value-type="string">
                  <text:p text:style-name="P14"><text:span text:style-name="T7">2</text:span> an<text:span text:style-name="T7">s</text:span></text:p>
                </table:table-cell>
              </table:table-row>
              <table:table-row>
                <table:table-cell table:style-name="Tableau5.A2" office:value-type="string">
                  <text:p text:style-name="Table_20_Contents">COA 041</text:p>
                </table:table-cell>
                <table:table-cell table:style-name="Tableau5.A2" office:value-type="string">
                  <text:p text:style-name="Table_20_Contents">Rectifieuse controlab</text:p>
                </table:table-cell>
                <table:table-cell table:style-name="Tableau5.C2" office:value-type="string">
                  <text:p text:style-name="P7">1 an</text:p>
                </table:table-cell>
              </table:table-row>
              <table:table-row>
                <table:table-cell table:style-name="Tableau5.A2" office:value-type="string">
                  <text:p text:style-name="P19">COA 043</text:p>
                </table:table-cell>
                <table:table-cell table:style-name="Tableau5.A2" office:value-type="string">
                  <text:p text:style-name="P19">Jeu de cales d’épaisseurs</text:p>
                </table:table-cell>
                <table:table-cell table:style-name="Tableau5.C2" office:value-type="string">
                  <text:p text:style-name="P16">3 ans</text:p>
                </table:table-cell>
              </table:table-row>
              <table:table-row>
                <table:table-cell table:style-name="Tableau5.A2" office:value-type="string">
                  <text:p text:style-name="P19">COA 045</text:p>
                </table:table-cell>
                <table:table-cell table:style-name="Tableau5.A2" office:value-type="string">
                  <text:p text:style-name="P19">Pied à coulisse</text:p>
                </table:table-cell>
                <table:table-cell table:style-name="Tableau5.C2" office:value-type="string">
                  <text:p text:style-name="P16">1 an</text:p>
                </table:table-cell>
              </table:table-row>
              <table:table-row>
                <table:table-cell table:style-name="Tableau5.A2" office:value-type="string">
                  <text:p text:style-name="P20">COA 048</text:p>
                </table:table-cell>
                <table:table-cell table:style-name="Tableau5.A2" office:value-type="string">
                  <text:p text:style-name="P20">Réhausse pour cube 15x15x15 cm</text:p>
                </table:table-cell>
                <table:table-cell table:style-name="Tableau5.C2" office:value-type="string">
                  <text:p text:style-name="P16">1 an</text:p>
                </table:table-cell>
              </table:table-row>
              <table:table-row>
                <table:table-cell table:style-name="Tableau5.A2" office:value-type="string">
                  <text:p text:style-name="P20">COA050</text:p>
                </table:table-cell>
                <table:table-cell table:style-name="Tableau5.A2" office:value-type="string">
                  <text:p text:style-name="P20">Réhausse pour éprouvettes cylindriques 11x22 cm</text:p>
                </table:table-cell>
                <table:table-cell table:style-name="Tableau5.C2" office:value-type="string">
                  <text:p text:style-name="P16">1 an</text:p>
                </table:table-cell>
              </table:table-row>
            </table:table>
            <text:p text:style-name="Standard"/>
            <text:p text:style-name="P29">Logiciel</text:p>
            <text:p text:style-name="Standard">Le procès-verbal d'essai est édité à partir d'une feuille de calcul de type excel. Les calculs automatiques <text:span text:style-name="T20">sont validés </text:span>par le Responsable d'Essai.</text:p>
            <text:p text:style-name="Standard">Le modèle-type de procès-verbal en cours de validité est accessible en accès restreint sur le serveur SANCY du DLCF.</text:p>
            <text:p text:style-name="P32">Les modèles-type antérieurs (périmés) sont archivés au même endroit dans un répertoire dédié.</text:p>
            <text:p text:style-name="P32"/>
          </table:table-cell>
        </table:table-row>
        <table:table-row>
          <table:table-cell table:style-name="Tableau1.A1" office:value-type="string">
            <text:p text:style-name="P24">Archivage</text:p>
          </table:table-cell>
          <table:table-cell table:style-name="Tableau1.A1" office:value-type="string">
            <text:p text:style-name="P29">Archivage « papier »</text:p>
            <text:p text:style-name="Standard">Les procès-verbaux , feuilles d'essai et feuilles d'accompagnement sont archivés pendant une durée minimale de 10 ans.</text:p>
            <text:p text:style-name="Standard"><text:soft-page-break/></text:p>
            <text:p text:style-name="P29">Archivage « informatique »</text:p>
            <text:p text:style-name="Standard">Les fichiers informatiques des procès-verbaux <text:span text:style-name="T10">(non signés)</text:span> sont archivés sous le serveur SANCY du DLCF, en accès restreint, et pour une durée minimale de 10 ans.</text:p>
          </table:table-cell>
        </table:table-row>
        <table:table-row>
          <table:table-cell table:style-name="Tableau1.A1" office:value-type="string">
            <text:p text:style-name="P24">Suivi des normes relatives aux essais accrédités</text:p>
          </table:table-cell>
          <table:table-cell table:style-name="Tableau1.A1" office:value-type="string">
            <text:p text:style-name="Standard">Le suivi des normes d'essais sur béton frais et béton durci est assuré au niveau national par le correspondant sectoriel « essais béton » du C<text:span text:style-name="T26">erema</text:span>. Celui-ci informe les chefs d'UT COFRAC « béton » en cas de révision de ces normes.</text:p>
            <text:p text:style-name="Standard"/>
            <text:p text:style-name="Standard"/>
            <text:p text:style-name="Standard"/>
          </table:table-cell>
        </table:table-row>
        <table:table-row>
          <table:table-cell table:style-name="Tableau1.A1" office:value-type="string">
            <text:p text:style-name="P24">Gestion de la flexibilité de type <text:span text:style-name="T27">FLEX01</text:span></text:p>
          </table:table-cell>
          <table:table-cell table:style-name="Tableau1.A1" office:value-type="string">
            <text:p text:style-name="Standard">En cas de révision de norme d'essai, la « fiche d'évolution d'un référentiel » référencée R2.DLCF.DM.005 est renseignée par le RE.</text:p>
          </table: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table-cell table:style-name="Tableau4.A1" table:number-columns-spanned="6" office:value-type="string">
            <text:p text:style-name="P10">Documents d'enregistrement</text:p>
          </table:table-cell>
          <table:covered-table-cell/>
          <table:covered-table-cell/>
          <table:covered-table-cell/>
          <table:covered-table-cell/>
          <table:covered-table-cell/>
        </table:table-row>
        <table:table-row>
          <table:table-cell table:style-name="Tableau4.A2" office:value-type="string">
            <text:p text:style-name="Table_20_Contents">Identification</text:p>
          </table:table-cell>
          <table:table-cell table:style-name="Tableau4.A2" office:value-type="string">
            <text:p text:style-name="Table_20_Contents">Modèle / version</text:p>
          </table:table-cell>
          <table:table-cell table:style-name="Tableau4.A2" office:value-type="string">
            <text:p text:style-name="Table_20_Contents">Stockage</text:p>
          </table:table-cell>
          <table:table-cell table:style-name="Tableau4.A2" office:value-type="string">
            <text:p text:style-name="Table_20_Contents">Accessibilité</text:p>
          </table:table-cell>
          <table:table-cell table:style-name="Tableau4.A2" office:value-type="string">
            <text:p text:style-name="Table_20_Contents">Conservation </text:p>
          </table:table-cell>
          <table:table-cell table:style-name="Tableau4.F2" office:value-type="string">
            <text:p text:style-name="Table_20_Contents">Élimination </text:p>
          </table:table-cell>
        </table:table-row>
        <table:table-row>
          <table:table-cell table:style-name="Tableau4.A2" office:value-type="string">
            <text:p text:style-name="Table_20_Contents">Guide pour l'estimation des incertitudes de mesures dans les laboratoires d'essai sur le matériau béton</text:p>
          </table:table-cell>
          <table:table-cell table:style-name="Tableau4.A2" office:value-type="string">
            <text:p text:style-name="Table_20_Contents">2004</text:p>
          </table:table-cell>
          <table:table-cell table:style-name="Tableau4.A2" office:value-type="string">
            <text:p text:style-name="Table_20_Contents">Papier</text:p>
          </table:table-cell>
          <table:table-cell table:style-name="Tableau4.A2" office:value-type="string">
            <text:p text:style-name="Table_20_Contents">Agents SOA programme 3</text:p>
          </table:table-cell>
          <table:table-cell table:style-name="Tableau4.A2" office:value-type="string">
            <text:p text:style-name="Table_20_Contents">5 ans</text:p>
          </table:table-cell>
          <table:table-cell table:style-name="Tableau4.F2" office:value-type="string">
            <text:p text:style-name="Table_20_Contents">Chef d'UT </text:p>
          </table:table-cell>
        </table:table-row>
        <table:table-row>
          <table:table-cell table:style-name="Tableau4.A2" office:value-type="string">
            <text:p text:style-name="Table_20_Contents">Annexe Spécifique Cofrac au Plan Qualité du DLCF</text:p>
          </table:table-cell>
          <table:table-cell table:style-name="Tableau4.A2" office:value-type="string">
            <text:p text:style-name="Table_20_Contents">R2.DLCF.P.001 en cours de validité</text:p>
          </table:table-cell>
          <table:table-cell table:style-name="Tableau4.A2" office:value-type="string">
            <text:p text:style-name="Table_20_Contents">GEDOQ</text:p>
          </table:table-cell>
          <table:table-cell table:style-name="Tableau4.A2" office:value-type="string">
            <text:p text:style-name="Table_20_Contents">Agents SOA programme 3</text:p>
          </table:table-cell>
          <table:table-cell table:style-name="Tableau4.A2" office:value-type="string">
            <text:p text:style-name="Table_20_Contents">5 ans</text:p>
          </table:table-cell>
          <table:table-cell table:style-name="Tableau4.F2" office:value-type="string">
            <text:p text:style-name="Table_20_Contents">RQD</text:p>
          </table:table-cell>
        </table:table-row>
        <table:table-row>
          <table:table-cell table:style-name="Tableau4.A2" office:value-type="string">
            <text:p text:style-name="Table_20_Contents">PV, feuilles essais, feuilles accompagnement</text:p>
          </table:table-cell>
          <table:table-cell table:style-name="Tableau4.A2" office:value-type="string">
            <text:p text:style-name="Table_20_Contents">En cours de validité</text:p>
          </table:table-cell>
          <table:table-cell table:style-name="Tableau4.A2" office:value-type="string">
            <text:p text:style-name="Table_20_Contents">- Papier <text:line-break/>- serveur SANCY du DLCF (PV)</text:p>
          </table:table-cell>
          <table:table-cell table:style-name="Tableau4.A2" office:value-type="string">
            <text:p text:style-name="Table_20_Contents">Agents SOA programme 3</text:p>
          </table:table-cell>
          <table:table-cell table:style-name="Tableau4.A2" office:value-type="string">
            <text:p text:style-name="Table_20_Contents">10 ans</text:p>
          </table:table-cell>
          <table:table-cell table:style-name="Tableau4.F2" office:value-type="string">
            <text:p text:style-name="Table_20_Contents">Chef d'UT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rial2" svg:font-family="Arial" style:font-family-generic="swiss"/>
    <style:font-face style:name="Arial1" svg:font-family="Arial" style:font-adornments="Gras" style:font-family-generic="swiss"/>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loext:graphic-properties draw:fill="none" draw:fill-color="#99ccff"/>
      <style:paragraph-properties fo:margin-left="-0.101cm" fo:margin-right="0cm" fo:margin-top="0.12cm" fo:margin-bottom="0.109cm" loext:contextual-spacing="false" fo:orphans="0" fo:widows="0" fo:text-indent="0cm" style:auto-text-indent="false" style:page-number="auto" fo:background-color="transparent" style:shadow="none">
        <style:tab-stops/>
      </style:paragraph-properties>
      <style:text-properties fo:color="#000080" style:font-name="Arial1" fo:font-family="Arial" style:font-style-name="Gras" style:font-family-generic="swiss" fo:font-size="11pt" fo:font-weight="bold"/>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WW8Num5z0" style:family="text">
      <style:text-properties style:font-name="Arial Gras" fo:font-family="'Arial Gras'"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style:rel-width="100%" fo:break-before="page" table:align="left"/>
    </style:style>
    <style:style style:name="Tableau2.A" style:family="table-column">
      <style:table-column-properties style:column-width="2.704cm" style:rel-column-width="1533*"/>
    </style:style>
    <style:style style:name="Tableau2.B" style:family="table-column">
      <style:table-column-properties style:column-width="9.32cm" style:rel-column-width="5284*"/>
    </style:style>
    <style:style style:name="Tableau2.C" style:family="table-column">
      <style:table-column-properties style:column-width="4.976cm" style:rel-column-width="2821*"/>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bold" style:font-weight-asian="bold" style:font-weight-complex="bold"/>
    </style:style>
    <style:style style:name="M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M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MP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MP5" style:family="paragraph" style:parent-style-name="Header">
      <style:text-properties fo:font-size="6pt" style:font-size-asian="6pt" style:font-size-complex="6pt"/>
    </style:style>
    <style:style style:name="MP6" style:family="paragraph" style:parent-style-name="Footer">
      <style:text-properties fo:font-size="8pt" style:font-size-asian="8pt" style:font-size-complex="8pt"/>
    </style:style>
    <style:style style:name="MT1" style:family="text">
      <style:text-properties officeooo:rsid="00190332"/>
    </style:style>
    <style:style style:name="MT2" style:family="text">
      <style:text-properties officeooo:rsid="001385d8"/>
    </style:style>
    <style:style style:name="MT3" style:family="text">
      <style:text-properties officeooo:rsid="000e98f0" fo:background-color="transparent" loext:char-shading-value="0"/>
    </style:style>
    <style:style style:name="MT4" style:family="text">
      <style:text-properties officeooo:rsid="001385d8" fo:background-color="transparent" loext:char-shading-value="0"/>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DTerCE<text:line-break/><text:line-break/>DLCF</text:p>
            </table:table-cell>
            <table:table-cell table:style-name="Tableau2.A1" office:value-type="string">
              <text:p text:style-name="MP2">Instruction</text:p>
              <text:p text:style-name="MP3">relative à l'essai en compression sur béton</text:p>
              <text:p text:style-name="MP4"><text:s/><text:span text:style-name="MT1">Groupe IOAD </text:span></text:p>
            </table:table-cell>
            <table:table-cell table:style-name="Tableau2.C1" office:value-type="string">
              <text:p text:style-name="Table_20_Contents">Réf. : R2.DLCF.I.009</text:p>
              <text:p text:style-name="Table_20_Contents">Révision : <text:span text:style-name="MT2">10</text:span></text:p>
              <text:p text:style-name="Table_20_Contents">Du <text:span text:style-name="MT3"><text:s/></text:span><text:span text:style-name="MT4">4/01/2021</text:span></text:p>
            </table:table-cell>
          </table:table-row>
        </table:table>
        <text:p text:style-name="MP5"/>
      </style:header>
      <style:footer>
        <text:p text:style-name="MP6"><text:file-name text:display="name">instruction_COFRAC_essai_compression_béton_rev10</text:file-name><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M9$Windows_X86_64 LibreOffice_project/ba0884e6ed0832b75b86e5a1cd45ee961485837a</meta:generator>
    <meta:creation-date>2021-01-04T16:31:21.846000000</meta:creation-date>
    <meta:editing-cycles>1</meta:editing-cycles>
    <meta:editing-duration>P0D</meta:editing-duration>
    <meta:document-statistic meta:table-count="4" meta:image-count="0" meta:object-count="0" meta:page-count="7" meta:paragraph-count="168" meta:word-count="1834" meta:character-count="11437" meta:non-whitespace-character-count="9713"/>
    <meta:user-defined meta:name="Info 1"/>
    <meta:user-defined meta:name="Info 2"/>
    <meta:user-defined meta:name="Info 3"/>
    <meta:user-defined meta:name="Info 4"/>
  </office:meta>
</office:document-meta>
</file>